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ba117"/>
    </style:style>
    <style:style style:name="P2" style:family="paragraph" style:parent-style-name="Standard">
      <style:text-properties officeooo:rsid="000bf618" officeooo:paragraph-rsid="000bf618"/>
    </style:style>
    <style:style style:name="P3" style:family="paragraph" style:parent-style-name="Standard">
      <style:text-properties officeooo:paragraph-rsid="000d5d81"/>
    </style:style>
    <style:style style:name="P4" style:family="paragraph" style:parent-style-name="Standard">
      <style:text-properties officeooo:paragraph-rsid="000bf618"/>
    </style:style>
    <style:style style:name="P5" style:family="paragraph" style:parent-style-name="Standard">
      <style:text-properties officeooo:rsid="000d5d81" officeooo:paragraph-rsid="000d5d81"/>
    </style:style>
    <style:style style:name="P6" style:family="paragraph" style:parent-style-name="Standard">
      <style:text-properties officeooo:rsid="000e99bf" officeooo:paragraph-rsid="000e99bf"/>
    </style:style>
    <style:style style:name="P7" style:family="paragraph" style:parent-style-name="Standard">
      <style:text-properties officeooo:rsid="000e99bf" officeooo:paragraph-rsid="001066ae"/>
    </style:style>
    <style:style style:name="P8" style:family="paragraph" style:parent-style-name="Standard">
      <style:text-properties officeooo:rsid="001066ae" officeooo:paragraph-rsid="001066ae"/>
    </style:style>
    <style:style style:name="P9" style:family="paragraph" style:parent-style-name="Standard">
      <style:text-properties officeooo:rsid="001066ae" officeooo:paragraph-rsid="001c88ac"/>
    </style:style>
    <style:style style:name="P10" style:family="paragraph" style:parent-style-name="Standard">
      <style:text-properties officeooo:rsid="00125cfe" officeooo:paragraph-rsid="00125cfe"/>
    </style:style>
    <style:style style:name="P11" style:family="paragraph" style:parent-style-name="Standard">
      <style:text-properties officeooo:rsid="00125cfe" officeooo:paragraph-rsid="001ccefd"/>
    </style:style>
    <style:style style:name="P12" style:family="paragraph" style:parent-style-name="Standard">
      <style:text-properties officeooo:rsid="0015aa52" officeooo:paragraph-rsid="0015aa52"/>
    </style:style>
    <style:style style:name="P13" style:family="paragraph" style:parent-style-name="Standard">
      <style:text-properties officeooo:rsid="001736a3" officeooo:paragraph-rsid="001736a3"/>
    </style:style>
    <style:style style:name="P14" style:family="paragraph" style:parent-style-name="Standard">
      <style:text-properties officeooo:rsid="001a39a7" officeooo:paragraph-rsid="001a39a7"/>
    </style:style>
    <style:style style:name="P15" style:family="paragraph" style:parent-style-name="Standard">
      <style:text-properties officeooo:rsid="001aa263" officeooo:paragraph-rsid="001aa263"/>
    </style:style>
    <style:style style:name="P16" style:family="paragraph" style:parent-style-name="Standard">
      <style:text-properties officeooo:rsid="001c88ac" officeooo:paragraph-rsid="001c88ac"/>
    </style:style>
    <style:style style:name="T1" style:family="text">
      <style:text-properties officeooo:rsid="000ba117"/>
    </style:style>
    <style:style style:name="T2" style:family="text">
      <style:text-properties officeooo:rsid="000bb149"/>
    </style:style>
    <style:style style:name="T3" style:family="text">
      <style:text-properties officeooo:rsid="000bf618"/>
    </style:style>
    <style:style style:name="T4" style:family="text">
      <style:text-properties officeooo:rsid="001066ae"/>
    </style:style>
    <style:style style:name="T5" style:family="text">
      <style:text-properties officeooo:rsid="00125cfe"/>
    </style:style>
    <style:style style:name="T6" style:family="text">
      <style:text-properties officeooo:rsid="0013e2e1"/>
    </style:style>
    <style:style style:name="T7" style:family="text">
      <style:text-properties officeooo:rsid="001736a3"/>
    </style:style>
    <style:style style:name="T8" style:family="text">
      <style:text-properties officeooo:rsid="0018b7a4"/>
    </style:style>
    <style:style style:name="T9" style:family="text">
      <style:text-properties officeooo:rsid="0018e0de"/>
    </style:style>
    <style:style style:name="T10" style:family="text">
      <style:text-properties officeooo:rsid="001a39a7"/>
    </style:style>
    <style:style style:name="T11" style:family="text">
      <style:text-properties officeooo:rsid="001cce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ractéristiques secondaires</text:p>
      <text:p text:style-name="P2">Ces caractéristiques sont dérivées de la valeur des caractéristiques principales.</text:p>
      <text:p text:style-name="Standard"/>
      <text:p text:style-name="P5">Défense : il s’agit de la capacité du personnage à parer, esquiver et, de façon générale, éviter les coups qui lui sont portés (voir chapitre dédié au combat). Dans un combat au corps à corps, c’est lorsque cette capacité est prise en défaut qu’un personnage peut avoir recours aux compétences de parade afin d’avoir une seconde chance.</text:p>
      <text:p text:style-name="P5">La défense se calcule de la façon suivante : Coordination × 5 + 5</text:p>
      <text:p text:style-name="P12">Exemple : avec sa Coordination de 3, Cnaeus possède une défense de 20 <text:span text:style-name="T7">(3×5+5)</text:span>, Éleuthéria doit se contenter de <text:span text:style-name="T7">15</text:span> <text:span text:style-name="T7">(2×5+5)</text:span> avec seulement deux rangs de Coordination.</text:p>
      <text:p text:style-name="Standard"/>
      <text:p text:style-name="P3">Poids portable : le poids maximum qu'un personnage peut transporter en ne subissant aucun malus. Ce n'est pas une limite absolue : la gêne commence à ce point et augmente ensuite avec la charge <text:span text:style-name="T2">(les règles précises seront présentées en temps utile)</text:span>. Il a pour valeur le décuple du rang de physique d'un personnage, en kilogrammes.</text:p>
      <text:p text:style-name="P12">Exemple : Cnaeus peut porter 30kg sans en être indisposé le moins du monde, grâce à son rang 3 en Physique. Éleuthéria est à la peine lorsqu’elle dépasse les <text:span text:style-name="T8">1</text:span>0kg du fait de son <text:span text:style-name="T8">unique rang de </text:span>Physique.</text:p>
      <text:p text:style-name="P3"/>
      <text:p text:style-name="P3">Poids traînable : le poids maximum avant immobilisation absolue d'un personnage. A partir de cette charge, le personnage ne peut plus effectuer aucun mouvement. Il a pour valeur le quintuple du poids portable.</text:p>
      <text:p text:style-name="P13">Exemple : cela nous donne 150kg pour Cnaeus et <text:span text:style-name="T9">5</text:span>0kg pour Éleuthéria. Dans les deux cas nous sommes bien à la limite absolue.</text:p>
      <text:p text:style-name="P3"/>
      <text:p text:style-name="P3">Vitesse de base : représente le déplacement effectué par un personnage en une phase de combat (voir <text:span text:style-name="T1">chapitre dédié</text:span>) lorsqu'il se concentre sur une action (comme attaquer ou se défendre), elle est égale à la somme de ses traits coordination et physique, en mètres.</text:p>
      <text:p text:style-name="P1"><text:span text:style-name="T7">Exemple : Cnaeus </text:span><text:span text:style-name="T8">peut donc se mouvoir de 6m durant une phase de combat du fait des trois rangs tant en Physique qu’en Coordination. Avec </text:span><text:span text:style-name="T10">un seul rang en Physique et deux rangs de Coordination, Éleuthéria atteint les 3m sur la même temporalité.</text:span> </text:p>
      <text:p text:style-name="P1"/>
      <text:p text:style-name="P1">Vitesse de sprint : représente le déplacement effectué par un personnage en une phase de combat (voir <text:span text:style-name="T1">chapitre dédié</text:span>) quand il ne fait que courir, elle est égale au quintuple de la vitesse de base, en mètres.</text:p>
      <text:p text:style-name="P14">Exemple : Cnaeus peut donc courir un maximum de 30m par phase, Éleuthéria atteignant les 15m.</text:p>
      <text:p text:style-name="P4"><text:span text:style-name="T4">Les j</text:span><text:span text:style-name="T3">auges</text:span></text:p>
      <text:p text:style-name="P6">Les jauges servent à représenter l’état vital d’un personnage. On les nomme jauges car leur valeur varie en fonction de la situation (blessures, fatigue etc.). Les règles encadrant le processus de remplissage et de vidage des jauges dépassent le cadre de cette simple présentation des caractéristiques, aussi seront-elles abordées in extenso dans le chapitre « État vital ». Nous allons néanmoins, <text:span text:style-name="T4">dès à présent,</text:span> prendre le temps de bien décrire les jauges <text:span text:style-name="T4">elles-mêmes</text:span>.</text:p>
      <text:p text:style-name="P6">Toute jauge possède une taille, qui est sa valeur maximale de remplissage. Il existe quatre jauges : deux jauges internes et deux jauges externes, couplées deux à deux (deux couples, <text:span text:style-name="T4">chacun comportant </text:span>une jauge interne et une jauge externe).</text:p>
      <text:p text:style-name="P7">Les jauges internes</text:p>
      <text:p text:style-name="P7"><text:span text:style-name="T4">C</text:span>es jauges représentent l’état vital proprement dit d’un personnage, <text:span text:style-name="T4">celui de son organisme propre</text:span>. Chacune des deux jauges internes gouverne l’une des deux jauges externes : lorsqu’elle se remplit, elle peut amener la jauge externe qu’elle gouverne à se vider au même rythme. <text:span text:style-name="T4">En plus de sa taille, chaque jauge interne possède un deuxième attribut : le point de rupture. Lorsque le remplissage de la jauge atteint ce point, le personnage reçoit des malus (plus de détails dans le chapitre « État vital »).</text:span></text:p>
      <text:p text:style-name="P8"/>
      <text:p text:style-name="P8"><text:soft-page-break/>Jauge de santé : cette jauge représente le nombre de blessures qu’un personnage peut recevoir avant de mourir à coup sûr. Elle se remplit au fur et à mesure qu’il est blessé.</text:p>
      <text:p text:style-name="P8">Taille : la taille de la jauge de santé est égale à la somme du Physique et de la Volonté.</text:p>
      <text:p text:style-name="P8">Point de rupture : le point de rupture de santé est égal au rang de Physique.</text:p>
      <text:p text:style-name="P8">Couplage : la jauge de santé gouverne la jauge d’initiative.</text:p>
      <text:p text:style-name="P15">Exemple : la jauge de santé de Cnaeus a une taille de 5, somme de ses trois rangs de Physique et de sa volonté de 2, le point de rupture est au niveau du rang de Physique, soit à 3.</text:p>
      <text:p text:style-name="P15">Éleuthéria possède une jauge de santé de taille 3 (Physique 1 + Volonté 2) avec un point de rupture dès la première blessure, du fait de son unique rang de physique.</text:p>
      <text:p text:style-name="P8"/>
      <text:p text:style-name="P8">Jauge de fatigue : cette jauge représente le nombre de commotions (une mesure des effets de fatigue, de sédation et de choc qu’un personnage peut subir) qu’un personnage peut recevoir avant de plonger dans le coma.</text:p>
      <text:p text:style-name="P8">Taille : la taille de la jauge de fatigue est la même que celle de la jauge de santé : la somme du Physique et de la Volonté.</text:p>
      <text:p text:style-name="P8">Point de rupture : le point de rupture de fatigue est égal au rang de volonté.</text:p>
      <text:p text:style-name="P8">Couplage : la jauge de fatigue gouverne la jauge de force d’âme.</text:p>
      <text:p text:style-name="P16">Exemple : les jauges de fatigue de nos deux personnages ont la même taille que leurs jauges de santé, mais leurs points de rupture divergent : tous deux possède un point de rupture au deuxième rang du fait qu’ils ont tous deux une Volonté de 2.</text:p>
      <text:p text:style-name="P8">Les jauges externes</text:p>
      <text:p text:style-name="P8">Ces jauges représentent la capacité d’un personnage à agir sur le monde. Elles sont gouvernés par les jauges internes, car la capacité d’agir se réduit au fur et à mesure que l’on s’<text:span text:style-name="T6">affaiblit</text:span>.</text:p>
      <text:p text:style-name="P9"/>
      <text:p text:style-name="P8">Jauge d’initiative : cette jauge représente le nombre d’actions qu’un personnage peut effectuer par tour de combat (voir chapitre dédié).</text:p>
      <text:p text:style-name="P8">Taille : <text:span text:style-name="T5">celle-ci </text:span>est la somme de deux valeurs : la base d’initiative et le bonus d’initiative.</text:p>
      <text:p text:style-name="P8">La base d’initiative dépend de la coordination et est issue du tableau suivant :</text:p>
      <text:p text:style-name="P8">Le bonus d’initiative dépend du mental et est issu du tableau suivant :</text:p>
      <text:p text:style-name="P10">Couplage : la jauge d’initiative est gouvernée par la jauge de santé pour représenter le fait qu’à mesure qu’un personnage se blesse, il est de moins en moins <text:span text:style-name="T6">vif</text:span>.</text:p>
      <text:p text:style-name="P10"><text:span text:style-name="T11">Exemple</text:span> : avec une coordination de 3, Cnaeus possède une base d’initiative de 3, son mental de 2 lui donne un bonus d’initiative de 0 ; <text:span text:style-name="T11">la taille de sa jauge d’</text:span>initiative <text:span text:style-name="T11">est donc </text:span>de 3.</text:p>
      <text:p text:style-name="P11">Eleuthéria possède une coordination de 2, donc une base d’initiative de 2 avec un bonus d’initiative de 0 du fait de ses 3 rangs de mental. <text:span text:style-name="T11">La taille de sa jauge d’</text:span>initiative <text:span text:style-name="T11">est donc de 2.</text:span></text:p>
      <text:p text:style-name="P10"/>
      <text:p text:style-name="P10">Jauge de force d’âme : la force d’âme est la capacité d’un personnage à se dépasser. C’est ce petit plus qui permet de se « sortir les tripes » ou, dans certains univers, peut représenter une forme d’harmonie intérieure, voir de capacité mystique. Les règles afférentes seront abordées là où elles s’avéreront utiles, en divers points du présent ouvrage, dans la mesure où ce concept se retrouve dans de nombreuses composantes du UP!System.</text:p>
      <text:p text:style-name="P10">Taille : il s’agit du trait le plus bas parmi ceux du personnage.</text:p>
      <text:p text:style-name="P10">Couplage : la jauge de force d’âme est gouvernée par la jauge de fatigue. Il est difficile de se dépasser quand on est épuisé.</text:p>
      <text:p text:style-name="P11"><text:span text:style-name="T11">Exemple</text:span> : <text:span text:style-name="T11">nos deux personnages ont un rang 1 dans leur trait le plus faible (Présence pour Cnaeus et Physique pour Éleuthéria), entraînant une jauge de force d’âme ayant une taille de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8:42:53.811634250</meta:creation-date>
    <meta:generator>LibreOffice/7.2.5.2.0$Linux_X86_64 LibreOffice_project/20$Build-2</meta:generator>
    <dc:date>2022-03-06T15:51:31.070474942</dc:date>
    <meta:editing-duration>PT42M18S</meta:editing-duration>
    <meta:editing-cycles>13</meta:editing-cycles>
    <meta:document-statistic meta:table-count="0" meta:image-count="0" meta:object-count="0" meta:page-count="2" meta:paragraph-count="42" meta:word-count="1232" meta:character-count="7016" meta:non-whitespace-character-count="5821"/>
  </office:meta>
</office:document-meta>
</file>